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Plan :</text:p>
      <text:p text:style-name="Standard"/>
      <text:p text:style-name="Standard"><text:tab/><text:tab/></text:p>
      <text:p text:style-name="Standard"><text:tab/><text:tab/>Introduction) Qu'est-ce qu'un mythe ?</text:p>
      <text:p text:style-name="Standard"><text:tab/></text:p>
      <text:p text:style-name="Standard"><text:tab/></text:p>
      <text:list xml:id="list84058459398382280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Les mythes antiqu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3090546786509568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les mythes antiques à travers le monde</text:p>
                                        </text:list-item>
                                        <text:list-item>
                                          <text:p text:style-name="P3">les origines des mythes antiques</text:p>
                                        </text:list-item>
                                        <text:list-item>
                                          <text:p text:style-name="P3">comment les mythes antiques ont-ils influé sur leurs civilisations ?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list xml:id="list190244041682701089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Les mythes modern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631092038963284177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les mythes modernes à travers le monde</text:p>
                                            </text:list-item>
                                            <text:list-item>
                                              <text:p text:style-name="P5">Quels impacts ont les mythes moderne sur la société ?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3) <text:s text:c="3"/>Les mythes modernes ont-ils les même enjeux que les mythes anciens ?</text:p>
      <text:p text:style-name="P1"/>
      <text:p text:style-name="P1"/>
      <text:list xml:id="list572231580577536416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Les différences et les similitude entre les mythes antiques et modern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482540574606922467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les différences entre les mythes antiques et les mythes moderne</text:p>
                                        </text:list-item>
                                        <text:list-item>
                                          <text:p text:style-name="P7">les similitudes entre les mythes antiques et les mythes modernes.</text:p>
                                        </text:list-item>
                                        <text:list-item>
                                          <text:p text:style-name="P7">Les mythes antiques ont-ils eu une infuence sur les mythes modernes ?</text:p>
                                        </text:list-item>
                                        <text:list-item>
                                          <text:p text:style-name="P7">Les mythes modernes influence-t-il autant notre société que les mythes antiques à leur époque ?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go marec</meta:initial-creator>
    <meta:creation-date>2018-01-05T10:03:34.82</meta:creation-date>
    <dc:date>2018-01-06T11:46:17.13</dc:date>
    <dc:creator>hugo marec</dc:creator>
    <meta:editing-duration>PT45M5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8" meta:word-count="135" meta:character-count="786"/>
  </office:meta>
</office:document-meta>
</file>